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ussell 1</text:p>
          </table:table-cell>
          <table:table-cell office:value-type="string">
            <text:p>C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aith Klimack #</text:p>
          </table:table-cell>
          <table:table-cell office:value-type="string">
            <text:p>Russell 1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gan Bartkiw #</text:p>
          </table:table-cell>
          <table:table-cell office:value-type="string">
            <text:p>Russell 1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uke Massey #</text:p>
          </table:table-cell>
          <table:table-cell office:value-type="string">
            <text:p>Russell 1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ie Jamieson #</text:p>
          </table:table-cell>
          <table:table-cell office:value-type="string">
            <text:p>Russell 1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iana Grams #</text:p>
          </table:table-cell>
          <table:table-cell office:value-type="string">
            <text:p>Russell 1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2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9:49.62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8" meta:object-count="0"/>
  </office:meta>
</office:document-meta>
</file>